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1pt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1.A12" style:family="table-cell">
      <style:table-cell-properties fo:background-color="#cccccc" fo:padding-left="0.0194in" fo:padding-right="0.0194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B12" style:family="table-cell">
      <style:table-cell-properties fo:background-color="#cccccc" fo:padding-left="0in" fo:padding-right="0.0194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1.17" style:family="table-row">
      <style:table-row-properties style:min-row-height="0.2222in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5c238" officeooo:paragraph-rsid="0005c238" style:font-size-asian="8pt" style:font-size-complex="8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fo:font-weight="bold" officeooo:rsid="000d056b" officeooo:paragraph-rsid="000d056b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46f62" officeooo:paragraph-rsid="00046f62" style:font-size-asian="8pt" style:font-size-complex="8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151aa" style:font-size-asian="8pt" style:font-size-complex="8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151aa" officeooo:paragraph-rsid="000151aa" style:font-size-asian="8pt" style:font-size-complex="8pt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0f84ba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19f971" style:font-size-asian="8pt" style:font-size-complex="8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1afaa2" style:font-size-asian="8pt" style:font-size-complex="8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Verdana" fo:font-size="8pt" officeooo:rsid="000d056b" officeooo:paragraph-rsid="0019f971" style:font-size-asian="8pt" style:font-size-complex="8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Verdana" fo:font-size="8pt" officeooo:rsid="000d056b" officeooo:paragraph-rsid="001a2de3" style:font-size-asian="8pt" style:font-size-complex="8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d101" officeooo:paragraph-rsid="000fd101" style:font-size-asian="8pt" style:font-size-complex="8pt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d101" officeooo:paragraph-rsid="00161f0d" style:font-size-asian="8pt" style:font-size-complex="8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d101" officeooo:paragraph-rsid="0019f971" style:font-size-asian="8pt" style:font-size-complex="8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d101" officeooo:paragraph-rsid="001a2de3" style:font-size-asian="8pt" style:font-size-complex="8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021f3" officeooo:paragraph-rsid="001a2de3" style:font-size-asian="8pt" style:font-size-complex="8pt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39e3d" officeooo:paragraph-rsid="001a2de3" style:font-size-asian="8pt" style:font-size-complex="8pt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61f0d" officeooo:paragraph-rsid="0019f971" style:font-size-asian="8pt" style:font-size-complex="8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61f0d" officeooo:paragraph-rsid="001a2de3" style:font-size-asian="8pt" style:font-size-complex="8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84ba" officeooo:paragraph-rsid="0019f971" style:font-size-asian="8pt" style:font-size-complex="8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84ba" officeooo:paragraph-rsid="001a2de3" style:font-size-asian="8pt" style:font-size-complex="8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7d2a3" officeooo:paragraph-rsid="001a2de3" style:font-size-asian="8pt" style:font-size-complex="8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7d2a3" officeooo:paragraph-rsid="001afaa2" style:font-size-asian="8pt" style:font-size-complex="8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a2de3" officeooo:paragraph-rsid="001a2de3" style:font-size-asian="8pt" style:font-size-complex="8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Verdana" fo:font-size="8pt" officeooo:rsid="001a2de3" officeooo:paragraph-rsid="001a2de3" style:font-size-asian="8pt" style:font-size-complex="8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1cc73c" officeooo:paragraph-rsid="001cc73c" style:font-size-asian="8pt" style:font-size-complex="8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e3fb2" officeooo:paragraph-rsid="001e3fb2" style:font-size-asian="8pt" style:font-size-complex="8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20b04e" officeooo:paragraph-rsid="0020b04e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paragraph-rsid="000d056b" style:font-size-asian="8pt" style:font-size-complex="8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officeooo:rsid="001fbc96" officeooo:paragraph-rsid="001fbc96" style:font-size-asian="8pt" style:font-size-complex="8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style:font-name="Verdana" fo:font-size="8pt" officeooo:rsid="000d056b" officeooo:paragraph-rsid="000d056b" style:font-size-asian="8pt" style:font-size-complex="8pt"/>
    </style:style>
    <style:style style:name="P42" style:family="paragraph" style:parent-style-name="Standard">
      <style:text-properties style:font-name="Verdana" fo:font-size="8pt" officeooo:rsid="001021f3" officeooo:paragraph-rsid="001021f3" style:font-size-asian="8pt" style:font-size-complex="8pt"/>
    </style:style>
    <style:style style:name="P43" style:family="paragraph" style:parent-style-name="Standard">
      <style:text-properties style:font-name="Verdana" fo:font-size="8pt" officeooo:rsid="0011c213" officeooo:paragraph-rsid="0011c213" style:font-size-asian="8pt" style:font-size-complex="8pt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7d2a3" officeooo:paragraph-rsid="001a2de3" style:font-size-asian="8pt" style:font-size-complex="8pt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7d2a3" officeooo:paragraph-rsid="0019f971" style:font-size-asian="8pt" style:font-size-complex="8pt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9f971" officeooo:paragraph-rsid="001a2de3" style:font-size-asian="8pt" style:font-size-complex="8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9f971" officeooo:paragraph-rsid="0019f971" style:font-size-asian="8pt" style:font-size-complex="8pt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84ba" officeooo:paragraph-rsid="0019f971" style:font-size-asian="8pt" style:font-size-complex="8pt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f84ba" officeooo:paragraph-rsid="00213f16" style:font-size-asian="8pt" style:font-size-complex="8pt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213f16" style:font-size-asian="8pt" style:font-size-complex="8pt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0d056b" officeooo:paragraph-rsid="00226a37" style:font-size-asian="8pt" style:font-size-complex="8pt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Verdana" fo:font-size="8pt" officeooo:rsid="000d056b" officeooo:paragraph-rsid="00213f16" style:font-size-asian="8pt" style:font-size-complex="8pt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61f0d" officeooo:paragraph-rsid="00226a37" style:font-size-asian="8pt" style:font-size-complex="8pt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213f16" officeooo:paragraph-rsid="00213f16" style:font-size-asian="8pt" style:font-size-complex="8pt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213f16" officeooo:paragraph-rsid="00226a37" style:font-size-asian="8pt" style:font-size-complex="8pt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226a37" officeooo:paragraph-rsid="00226a37" style:font-size-asian="8pt" style:font-size-complex="8pt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a2de3" officeooo:paragraph-rsid="00226a37" style:font-size-asian="8pt" style:font-size-complex="8pt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Verdana" fo:font-size="8pt" officeooo:rsid="001cc73c" officeooo:paragraph-rsid="0023d149" style:font-size-asian="8pt" style:font-size-complex="8pt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8pt" officeooo:rsid="001e3fb2" officeooo:paragraph-rsid="001e3fb2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51aa"/>
    </style:style>
    <style:style style:name="T3" style:family="text">
      <style:text-properties officeooo:rsid="00046f62"/>
    </style:style>
    <style:style style:name="T4" style:family="text">
      <style:text-properties officeooo:rsid="000a4d60"/>
    </style:style>
    <style:style style:name="T5" style:family="text">
      <style:text-properties officeooo:rsid="000d056b"/>
    </style:style>
    <style:style style:name="T6" style:family="text">
      <style:text-properties officeooo:rsid="000e5166"/>
    </style:style>
    <style:style style:name="T7" style:family="text">
      <style:text-properties officeooo:rsid="000f84ba"/>
    </style:style>
    <style:style style:name="T8" style:family="text">
      <style:text-properties officeooo:rsid="00161f0d"/>
    </style:style>
    <style:style style:name="T9" style:family="text">
      <style:text-properties officeooo:rsid="0017d2a3"/>
    </style:style>
    <style:style style:name="T10" style:family="text">
      <style:text-properties officeooo:rsid="00194da7"/>
    </style:style>
    <style:style style:name="T11" style:family="text">
      <style:text-properties officeooo:rsid="0019f971"/>
    </style:style>
    <style:style style:name="T12" style:family="text">
      <style:text-properties officeooo:rsid="001a2de3"/>
    </style:style>
    <style:style style:name="T13" style:family="text">
      <style:text-properties style:font-name="Verdana"/>
    </style:style>
    <style:style style:name="T14" style:family="text">
      <style:text-properties officeooo:rsid="00213f16"/>
    </style:style>
    <style:style style:name="T15" style:family="text">
      <style:text-properties officeooo:rsid="00226a37"/>
    </style:style>
    <style:style style:name="T16" style:family="text">
      <style:text-properties officeooo:rsid="0025ae66"/>
    </style:style>
    <style:style style:name="T17" style:family="text">
      <style:text-properties officeooo:rsid="00262f1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C</text:span><text:span text:style-name="T1">S 192 Software Engineering II</text:span></text:p>
      <text:p text:style-name="P39">Implementation Plan</text:p>
      <text:p text:style-name="P40">Plink PlastiC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4">Activity</text:p>
          </table:table-cell>
          <table:table-cell table:style-name="Table1.B1" office:value-type="string">
            <text:p text:style-name="P4">Accountability</text:p>
            <text:p text:style-name="P4">(Name of Individual)</text:p>
          </table:table-cell>
          <table:table-cell table:style-name="Table1.B1" office:value-type="string">
            <text:p text:style-name="P3">Comments/Remarks</text:p>
          </table:table-cell>
        </table:table-row>
        <table:table-row>
          <table:table-cell table:style-name="Table1.A2" table:number-rows-spanned="2" office:value-type="string">
            <text:p text:style-name="P10">Jan 28</text:p>
            <text:p text:style-name="P10">Jan 30</text:p>
          </table:table-cell>
          <table:table-cell table:style-name="Table1.B2" office:value-type="string">
            <text:p text:style-name="P13">Estimate and plan the implementation</text:p>
            <text:p text:style-name="P13">Make and sign team contract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1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13">Formulate Code Review Checklist</text:p>
            <text:p text:style-name="P13">Formulate User Acceptance Criteria</text:p>
          </table:table-cell>
          <table:table-cell table:style-name="Table1.B2" office:value-type="string">
            <text:p text:style-name="P33">Romeo Albano</text:p>
          </table:table-cell>
          <table:table-cell table:style-name="Table1.B2" office:value-type="string">
            <text:p text:style-name="P1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10">Feb <text:span text:style-name="T4">0</text:span>4</text:p>
            <text:p text:style-name="P10">Feb <text:span text:style-name="T4">0</text:span>6</text:p>
          </table:table-cell>
          <table:table-cell table:style-name="Table1.B2" office:value-type="string">
            <text:p text:style-name="P13"><text:span text:style-name="T8">Sprint 1 </text:span>Code, Unit <text:span text:style-name="T7">Test</text:span></text:p>
            <text:p text:style-name="P31">Implement Default linked list module</text:p>
            <text:p text:style-name="P31">Implement clear screen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13">[Place here <text:span text:style-name="T6">link</text:span> in github]</text:p>
          </table:table-cell>
        </table:table-row>
        <table:table-row>
          <table:covered-table-cell/>
          <table:table-cell table:style-name="Table1.B2" office:value-type="string">
            <text:p text:style-name="P14">Integration Test features identified in Sprint 1</text:p>
            <text:p text:style-name="P18">System Test Sprint 1<text:line-break/>Fix Bug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table:number-rows-spanned="2" office:value-type="string">
            <text:p text:style-name="P10">Feb 11</text:p>
            <text:p text:style-name="P10">Feb 13</text:p>
          </table:table-cell>
          <table:table-cell table:style-name="Table1.B2" office:value-type="string">
            <text:p text:style-name="P28">Retest<text:line-break/>Sprint Release Commit</text:p>
          </table:table-cell>
          <table:table-cell table:style-name="Table1.B2" office:value-type="string">
            <text:p text:style-name="P33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covered-table-cell/>
          <table:table-cell table:style-name="Table1.B2" office:value-type="string">
            <text:p text:style-name="P19">Studying Android animation and drawing</text:p>
            <text:p text:style-name="P20">Fix Sprint 1 code issues and architecture</text:p>
            <text:p text:style-name="P16">Formulate User Acceptance Criteria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table:number-rows-spanned="2" office:value-type="string">
            <text:p text:style-name="P10">Feb 18</text:p>
            <text:p text:style-name="P10">Feb 20</text:p>
          </table:table-cell>
          <table:table-cell table:style-name="Table1.B2" office:value-type="string">
            <text:p text:style-name="P22">Sprint 2 Code &amp; Unit Test</text:p>
            <text:p text:style-name="P23">Finish backend for linked list</text:p>
            <text:p text:style-name="P23">Finish frontend for all animations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24">Implement search node <text:span text:style-name="T11">and </text:span>animations</text:p>
            <text:p text:style-name="P29">Implement add node and animations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34">Search node not yet done</text:p>
            <text:p text:style-name="P34">Add node haven't implemented</text:p>
          </table:table-cell>
        </table:table-row>
        <table:table-row>
          <table:table-cell table:style-name="Table1.A2" office:value-type="string">
            <text:p text:style-name="P42">Feb 21</text:p>
          </table:table-cell>
          <table:table-cell table:style-name="Table1.B2" office:value-type="string">
            <text:p text:style-name="P15">Integration Test features identified in Sprint <text:span text:style-name="T9">2</text:span></text:p>
            <text:p text:style-name="P17">System Test Sprint <text:span text:style-name="T8">2</text:span><text:line-break/>Fix Bug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43">Feb 23</text:p>
          </table:table-cell>
          <table:table-cell table:style-name="Table1.B2" office:value-type="string">
            <text:p text:style-name="P26">Finish search node implementation</text:p>
            <text:p text:style-name="P34">Implement add node</text:p>
            <text:p text:style-name="P26">Improve animation from sprint 2</text:p>
            <text:p text:style-name="P28">Retest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12" table:number-rows-spanned="2" office:value-type="string">
            <text:p text:style-name="P10">Feb 25</text:p>
            <text:p text:style-name="P10">Feb 27</text:p>
          </table:table-cell>
          <table:table-cell table:style-name="Table1.B12" table:number-columns-spanned="3" office:value-type="string">
            <text:p text:style-name="P12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27">Sprint Release Commit</text:p>
            <text:p text:style-name="P25">Fix Sprint 2 code issues and architecture</text:p>
            <text:p text:style-name="P16"><text:span text:style-name="T9">F</text:span>ormulate User Acceptance Criteria</text:p>
          </table:table-cell>
          <table:table-cell table:style-name="Table1.B2" office:value-type="string">
            <text:p text:style-name="P33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table-cell table:style-name="Table1.A2" table:number-rows-spanned="2" office:value-type="string">
            <text:p text:style-name="P10">Mar <text:span text:style-name="T4">0</text:span>4</text:p>
            <text:p text:style-name="P10">Mar <text:span text:style-name="T4">0</text:span>6</text:p>
          </table:table-cell>
          <table:table-cell table:style-name="Table1.B2" office:value-type="string">
            <text:p text:style-name="P21">Sprint <text:span text:style-name="T8">3</text:span> Code &amp; Unit Test</text:p>
            <text:p text:style-name="P30">Implement delete node and animations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35">Delete node not yet done</text:p>
          </table:table-cell>
        </table:table-row>
        <table:table-row>
          <table:covered-table-cell/>
          <table:table-cell table:style-name="Table1.B2" office:value-type="string">
            <text:p text:style-name="P29">Implement Pre-order module</text:p>
            <text:p text:style-name="P46">Implement In-order module</text:p>
            <text:p text:style-name="P46">Implement Post-order module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9">Mar 11</text:p>
            <text:p text:style-name="P9">Mar 1<text:span text:style-name="T9">3</text:span></text:p>
          </table:table-cell>
          <table:table-cell table:style-name="Table1.B2" office:value-type="string">
            <text:p text:style-name="P15">Integration Test features identified in Sprint <text:span text:style-name="T10">3</text:span></text:p>
            <text:p text:style-name="P17">System Test Sprint <text:span text:style-name="T10">3</text:span></text:p>
            <text:p text:style-name="P18"><text:soft-page-break/>Fix Bug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6"/>
          </table:table-cell>
        </table:table-row>
        <table:table-row table:style-name="Table1.17">
          <table:covered-table-cell/>
          <table:table-cell table:style-name="Table1.B2" office:value-type="string">
            <text:p text:style-name="P27">Retest<text:line-break/>Sprint Release Commit</text:p>
            <text:p text:style-name="P26">Fix Sprint <text:span text:style-name="T12">3</text:span> code issues and architecture</text:p>
            <text:p text:style-name="P16"><text:span text:style-name="T9">F</text:span>ormulate User Acceptance Criteria</text:p>
          </table:table-cell>
          <table:table-cell table:style-name="Table1.B2" office:value-type="string">
            <text:p text:style-name="P33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table-cell table:style-name="Table1.A2" table:number-rows-spanned="2" office:value-type="string">
            <text:p text:style-name="P9">Mar 18</text:p>
            <text:p text:style-name="P9">Mar 20</text:p>
          </table:table-cell>
          <table:table-cell table:style-name="Table1.B2" office:value-type="string">
            <text:p text:style-name="P21">Sprint <text:span text:style-name="T11">4</text:span> Code &amp; Unit Test</text:p>
            <text:p text:style-name="P45">Implement Pre-order Tree Walk Play</text:p>
            <text:p text:style-name="P47">Implement In-order Tree Walk Play</text:p>
            <text:p text:style-name="P47">Implement Post-order Tree walk Play</text:p>
          </table:table-cell>
          <table:table-cell table:style-name="Table1.B2" office:value-type="string">
            <text:p text:style-name="P33">Yzabel<text:span text:style-name="T13"> Quiñone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15">Integration Test features identified in Sprint <text:span text:style-name="T12">4</text:span></text:p>
            <text:p text:style-name="P17">System Test Sprint <text:span text:style-name="T12">4</text:span></text:p>
            <text:p text:style-name="P18">Fix Bug</text:p>
            <text:p text:style-name="P32">Checkpoint Presentation</text:p>
          </table:table-cell>
          <table:table-cell table:style-name="Table1.B2" office:value-type="string">
            <text:p text:style-name="P33">Jeynald Endaya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9">Mar 25</text:p>
            <text:p text:style-name="P9">Mar 27</text:p>
          </table:table-cell>
          <table:table-cell table:style-name="Table1.B2" office:value-type="string">
            <text:p text:style-name="P27">Retest<text:line-break/>Sprint Release Commit</text:p>
            <text:p text:style-name="P26">Fix Sprint <text:span text:style-name="T12">4</text:span> code issues and architecture</text:p>
          </table:table-cell>
          <table:table-cell table:style-name="Table1.B2" office:value-type="string">
            <text:p text:style-name="P33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covered-table-cell/>
          <table:table-cell table:style-name="Table1.B2" office:value-type="string">
            <text:p text:style-name="P54">Implement view usage tracker</text:p>
            <text:p text:style-name="P54">Debugging of view usage tracker</text:p>
          </table:table-cell>
          <table:table-cell table:style-name="Table1.B2" office:value-type="string">
            <text:p text:style-name="P58">Yzabel Quiñones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12" table:number-rows-spanned="2" office:value-type="string">
            <text:p text:style-name="P9">Apr <text:span text:style-name="T4">0</text:span>1</text:p>
            <text:p text:style-name="P9">Apr <text:span text:style-name="T4">0</text:span>3</text:p>
          </table:table-cell>
          <table:table-cell table:style-name="Table1.B12" table:number-columns-spanned="3" office:value-type="string">
            <text:p text:style-name="P7">Holy Week (Holy Wednes<text:span text:style-name="T3">d</text:span>ay)</text:p>
          </table:table-cell>
          <table:covered-table-cell/>
          <table:covered-table-cell/>
        </table:table-row>
        <table:table-row>
          <table:covered-table-cell/>
          <table:table-cell table:style-name="Table1.B12" table:number-columns-spanned="3" office:value-type="string">
            <text:p text:style-name="P7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9">Apr <text:span text:style-name="T4">0</text:span>8</text:p>
            <text:p text:style-name="P9">Apr 10</text:p>
          </table:table-cell>
          <table:table-cell table:style-name="Table1.B2" office:value-type="string">
            <text:p text:style-name="P50"><text:span text:style-name="T9">F</text:span>ormulate User Acceptance Criteria</text:p>
            <text:p text:style-name="P54">Sprint 5 Code &amp; Unit Test</text:p>
            <text:p text:style-name="P54">Implement In-order stop</text:p>
            <text:p text:style-name="P54">Implement Post-order stop</text:p>
          </table:table-cell>
          <table:table-cell table:style-name="Table1.B2" office:value-type="string">
            <text:p text:style-name="P58">Yzabel Quiñones</text:p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50">Integration Test features identified in Sprint <text:span text:style-name="T14">5</text:span></text:p>
            <text:p text:style-name="P52">System Test Sprint <text:span text:style-name="T14">5</text:span></text:p>
            <text:p text:style-name="P52">Fix Bug</text:p>
          </table:table-cell>
          <table:table-cell table:style-name="Table1.B2" office:value-type="string">
            <text:p text:style-name="P58">Jeynald Endaya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10">Apr 15</text:p>
            <text:p text:style-name="P9">Apr 17</text:p>
          </table:table-cell>
          <table:table-cell table:style-name="Table1.B2" office:value-type="string">
            <text:p text:style-name="P27">Retest<text:line-break/>Sprint Release Commit</text:p>
            <text:p text:style-name="P53">Fix Sprint <text:span text:style-name="T14">5</text:span> code issues and architecture</text:p>
            <text:p text:style-name="P51"><text:span text:style-name="T9">F</text:span>ormulate User Acceptance Criteria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covered-table-cell/>
          <table:table-cell table:style-name="Table1.B2" office:value-type="string">
            <text:p text:style-name="P55">Sprint 6 Code &amp; Unit Test</text:p>
            <text:p text:style-name="P55">Implement Post-order sto<text:span text:style-name="T15">p</text:span></text:p>
            <text:p text:style-name="P56">Finalize backend for binary search tree</text:p>
          </table:table-cell>
          <table:table-cell table:style-name="Table1.B2" office:value-type="string">
            <text:p text:style-name="P58">Yzabel Quiñone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9">Apr 22</text:p>
            <text:p text:style-name="P9">Apr 24</text:p>
          </table:table-cell>
          <table:table-cell table:style-name="Table1.B2" office:value-type="string">
            <text:p text:style-name="P57">Implement <text:span text:style-name="T16">d</text:span>efault <text:span text:style-name="T16">binary search tree</text:span> module</text:p>
            <text:p text:style-name="P57">Implement clear screen</text:p>
          </table:table-cell>
          <table:table-cell table:style-name="Table1.B2" office:value-type="string">
            <text:p text:style-name="P58">Yzabel Quiñones</text:p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50">Integration Test features identified in Sprint <text:span text:style-name="T14">6</text:span></text:p>
            <text:p text:style-name="P52">System Test Sprint <text:span text:style-name="T14">6</text:span></text:p>
            <text:p text:style-name="P52">Fix Bug</text:p>
          </table:table-cell>
          <table:table-cell table:style-name="Table1.B2" office:value-type="string">
            <text:p text:style-name="P58">Jeynald Endaya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  <text:p text:style-name="P34"/>
          </table:table-cell>
        </table:table-row>
        <table:table-row>
          <table:table-cell table:style-name="Table1.A2" table:number-rows-spanned="2" office:value-type="string">
            <text:p text:style-name="P9">Apr 2<text:span text:style-name="T17">9</text:span></text:p>
            <text:p text:style-name="P9">May 1</text:p>
          </table:table-cell>
          <table:table-cell table:style-name="Table1.B2" office:value-type="string">
            <text:p text:style-name="P49">Retest<text:line-break/>Sprint Release Commit</text:p>
            <text:p text:style-name="P49"><text:span text:style-name="T8">Fix Sprint 6 code issues and architecture</text:span>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12" table:number-columns-spanned="3" office:value-type="string">
            <text:p text:style-name="P12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May 6</text:p>
          </table:table-cell>
          <table:table-cell table:style-name="Table1.B2" office:value-type="string">
            <text:p text:style-name="P11">Alpha Testing <text:span text:style-name="T15">(Test all functionalities)</text:span>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10">May 8</text:p>
          </table:table-cell>
          <table:table-cell table:style-name="Table1.B2" office:value-type="string">
            <text:p text:style-name="P11">Submission of Alpha Testing <text:span text:style-name="T5">Results</text:span>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</table:table-cell>
        </table:table-row>
        <table:table-row>
          <table:table-cell table:style-name="Table1.A2" office:value-type="string">
            <text:p text:style-name="P10">May 13</text:p>
          </table:table-cell>
          <table:table-cell table:style-name="Table1.B2" office:value-type="string">
            <text:p text:style-name="P11">Beta Testing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May 15</text:p>
          </table:table-cell>
          <table:table-cell table:style-name="Table1.B2" office:value-type="string">
            <text:p text:style-name="P11">Submission of Beta Testing <text:span text:style-name="T5">Results</text:span></text:p>
          </table:table-cell>
          <table:table-cell table:style-name="Table1.B2" office:value-type="string">
            <text:p text:style-name="P58">Romeo Albano</text:p>
          </table:table-cell>
          <table:table-cell table:style-name="Table1.B2" office:value-type="string">
            <text:p text:style-name="P34"><text:a xlink:type="simple" xlink:href="https://github.com/jjlendaya/CS191pinkPlastiCS" text:style-name="Internet_20_link" text:visited-style-name="Visited_20_Internet_20_Link">https://github.com/jjlendaya/CS191pinkPlastiCS</text:a></text:p>
          </table:table-cell>
        </table:table-row>
        <table:table-row>
          <table:table-cell table:style-name="Table1.A2" office:value-type="string">
            <text:p text:style-name="P8">May 20</text:p>
          </table:table-cell>
          <table:table-cell table:style-name="Table1.B2" office:value-type="string">
            <text:p text:style-name="P11">Course Debriefing</text:p>
          </table:table-cell>
          <table:table-cell table:style-name="Table1.B2" office:value-type="string">
            <text:p text:style-name="P58">Jeynald Endaya</text:p>
          </table:table-cell>
          <table:table-cell table:style-name="Table1.B2" office:value-type="string">
            <text:p text:style-name="P5"/>
          </table:table-cell>
        </table:table-row>
      </table:table>
      <text:p text:style-name="P41">Expected Number of Sprint Commits: 13</text:p>
      <text:p text:style-name="P38">Expected Number of Code Reviews: 13</text:p>
      <text:p text:style-name="P37"><text:span text:style-name="T5">Expected Number of Software Release: 2 (Alpha and Beta)</text:span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7T06:00:07.604000000</dc:date>
    <meta:editing-duration>PT9H33M29S</meta:editing-duration>
    <meta:editing-cycles>27</meta:editing-cycles>
    <meta:generator>LibreOffice/4.3.0.4$Windows_x86 LibreOffice_project/62ad5818884a2fc2e5780dd45466868d41009ec0</meta:generator>
    <meta:document-statistic meta:table-count="1" meta:image-count="0" meta:object-count="0" meta:page-count="4" meta:paragraph-count="171" meta:word-count="568" meta:character-count="3786" meta:non-whitespace-character-count="3389"/>
  </office:meta>
</office:document-meta>
</file>